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Standard">
      <style:text-properties officeooo:rsid="000c6912" officeooo:paragraph-rsid="000c6912"/>
    </style:style>
    <style:style style:name="P3" style:family="paragraph" style:parent-style-name="Standard">
      <style:text-properties officeooo:rsid="000c6912" officeooo:paragraph-rsid="000e09b3"/>
    </style:style>
    <style:style style:name="P4" style:family="paragraph" style:parent-style-name="Standard">
      <style:paragraph-properties fo:break-before="page"/>
      <style:text-properties officeooo:rsid="000c6912" officeooo:paragraph-rsid="000e09b3"/>
    </style:style>
    <style:style style:name="P5" style:family="paragraph" style:parent-style-name="Standard">
      <style:text-properties style:text-underline-style="solid" style:text-underline-width="auto" style:text-underline-color="font-color" officeooo:rsid="000c6912" officeooo:paragraph-rsid="000c6912"/>
    </style:style>
    <style:style style:name="P6" style:family="paragraph" style:parent-style-name="Standard">
      <style:text-properties officeooo:paragraph-rsid="000c6912"/>
    </style:style>
    <style:style style:name="P7" style:family="paragraph" style:parent-style-name="Standard">
      <style:text-properties officeooo:paragraph-rsid="000e09b3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>
      <style:text-properties officeooo:rsid="000c6912" officeooo:paragraph-rsid="000c6912"/>
    </style:style>
    <style:style style:name="P10" style:family="paragraph" style:parent-style-name="Text_20_body">
      <style:text-properties officeooo:rsid="000c6912" officeooo:paragraph-rsid="000e09b3"/>
    </style:style>
    <style:style style:name="P11" style:family="paragraph" style:parent-style-name="Text_20_body">
      <style:text-properties officeooo:rsid="000c6912" officeooo:paragraph-rsid="000fce48"/>
    </style:style>
    <style:style style:name="P12" style:family="paragraph" style:parent-style-name="Text_20_body">
      <style:text-properties officeooo:paragraph-rsid="000c6912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c6912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e09b3"/>
    </style:style>
    <style:style style:name="P15" style:family="paragraph" style:parent-style-name="Text_20_body">
      <style:text-properties officeooo:paragraph-rsid="000e09b3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ea596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edb69"/>
    </style:style>
    <style:style style:name="P18" style:family="paragraph" style:parent-style-name="Text_20_body">
      <style:text-properties officeooo:paragraph-rsid="000edb69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fce48"/>
    </style:style>
    <style:style style:name="T1" style:family="text">
      <style:text-properties officeooo:rsid="000c691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e09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Routage Statique</text:h>
      <text:p text:style-name="P2"/>
      <text:p text:style-name="P5">Configuration du routeur 0:</text:p>
      <text:p text:style-name="P2"/>
      <text:p text:style-name="P12"><text:span text:style-name="T1">Router&gt;enable</text:span></text:p>
      <text:p text:style-name="P8">Router#configure terminal</text:p>
      <text:p text:style-name="P8">Enter configuration commands, one per line. End with CNTL/Z.</text:p>
      <text:p text:style-name="P8">Router(config)#interface GigabitEthernet0/0</text:p>
      <text:p text:style-name="P8">Router(config-if)#no shutdown</text:p>
      <text:p text:style-name="P8">%LINK-5-CHANGED: Interface GigabitEthernet0/0, changed state to up</text:p>
      <text:p text:style-name="Text_20_body"/>
      <text:p text:style-name="P8">%LINEPROTO-5-UPDOWN: Line protocol on Interface GigabitEthernet0/0, changed state to up</text:p>
      <text:p text:style-name="P6"/>
      <text:p text:style-name="P13">Router(config-if)#ip address 192.168.<text:span text:style-name="T1">1</text:span>.1 255.255.255.0</text:p>
      <text:p text:style-name="P8">Router(config-if)#exit</text:p>
      <text:p text:style-name="P2"/>
      <text:p text:style-name="P2"/>
      <text:p text:style-name="P12"><text:span text:style-name="T1">Router(config)#interface GigabitEthernet0/1</text:span></text:p>
      <text:p text:style-name="P12">Router(config-if)#no shutdown</text:p>
      <text:p text:style-name="P13">%LINK-5-CHANGED: Interface GigabitEthernet0/0, changed state to up</text:p>
      <text:p text:style-name="P12"/>
      <text:p text:style-name="P13">%LINEPROTO-5-UPDOWN: Line protocol on Interface GigabitEthernet0/0, changed state to up</text:p>
      <text:p text:style-name="P12"/>
      <text:p text:style-name="P8">Router(config-if)#ip address 192.168.2.1 255.255.255.0</text:p>
      <text:p text:style-name="P8">Router(config-if)#exit</text:p>
      <text:p text:style-name="P2"/>
      <text:p text:style-name="P9"/>
      <text:p text:style-name="P17">Router(config)#interface Serial0/0/0</text:p>
      <text:p text:style-name="P18">Router(config-if)#no shutdown</text:p>
      <text:p text:style-name="P17">%LINK-5-CHANGED: Interface GigabitEthernet0/0, changed state to up</text:p>
      <text:p text:style-name="P18"/>
      <text:p text:style-name="P17">%LINEPROTO-5-UPDOWN: Line protocol on Interface GigabitEthernet0/0, changed state to up</text:p>
      <text:p text:style-name="P17"/>
      <text:p text:style-name="P16">Router(config-if)#ip address 192.168.5.1 255.255.255.252</text:p>
      <text:p text:style-name="P19">Router(config-if)#exit</text:p>
      <text:p text:style-name="P19"/>
      <text:p text:style-name="P19">Router(config)#ip route 192.168.3.0 255.255.255.0 192.168.5.2</text:p>
      <text:p text:style-name="P19">Router(config)#ip route 192.168.4.0 255.255.255.0 192.168.5.2</text:p>
      <text:p text:style-name="P2"/>
      <text:p text:style-name="P4"><text:span text:style-name="T2">Configuration du routeur 1:</text:span></text:p>
      <text:p text:style-name="P3"/>
      <text:p text:style-name="P15"><text:span text:style-name="T1">Router&gt;enable</text:span></text:p>
      <text:p text:style-name="P14">Router#configure terminal</text:p>
      <text:p text:style-name="P14">Enter configuration commands, one per line. End with CNTL/Z.</text:p>
      <text:p text:style-name="P14">Router(config)#interface GigabitEthernet0/0</text:p>
      <text:p text:style-name="P14">Router(config-if)#no shutdown</text:p>
      <text:p text:style-name="P14">%LINK-5-CHANGED: Interface GigabitEthernet0/0, changed state to up</text:p>
      <text:p text:style-name="P15"/>
      <text:p text:style-name="P14">%LINEPROTO-5-UPDOWN: Line protocol on Interface GigabitEthernet0/0, changed state to up</text:p>
      <text:p text:style-name="P7"/>
      <text:p text:style-name="P14">Router(config-if)#ip address 192.168.<text:span text:style-name="T3">3</text:span>.1 255.255.255.0</text:p>
      <text:p text:style-name="P14">Router(config-if)#exit</text:p>
      <text:p text:style-name="P3"/>
      <text:p text:style-name="P3"/>
      <text:p text:style-name="P15"><text:span text:style-name="T1">Router(config)#interface GigabitEthernet0/1</text:span></text:p>
      <text:p text:style-name="P15">Router(config-if)#no shutdown</text:p>
      <text:p text:style-name="P14">%LINK-5-CHANGED: Interface GigabitEthernet0/0, changed state to up</text:p>
      <text:p text:style-name="P15"/>
      <text:p text:style-name="P14">%LINEPROTO-5-UPDOWN: Line protocol on Interface GigabitEthernet0/0, changed state to up</text:p>
      <text:p text:style-name="P15"/>
      <text:p text:style-name="P14">Router(config-if)#ip address 192.168.<text:span text:style-name="T3">4</text:span>.1 255.255.255.0</text:p>
      <text:p text:style-name="P14">Router(config-if)#exit</text:p>
      <text:p text:style-name="P3"/>
      <text:p text:style-name="P10"/>
      <text:p text:style-name="P14">Router(config)#interface Serial0/0/<text:span text:style-name="T3">1</text:span></text:p>
      <text:p text:style-name="P15">Router(config-if)#no shutdown</text:p>
      <text:p text:style-name="P14">%LINK-5-CHANGED: Interface GigabitEthernet0/0, changed state to up</text:p>
      <text:p text:style-name="P15"/>
      <text:p text:style-name="P14">%LINEPROTO-5-UPDOWN: Line protocol on Interface GigabitEthernet0/0, changed state to up</text:p>
      <text:p text:style-name="P14"/>
      <text:p text:style-name="P16">Router(config-if)#ip address 192.168.5.<text:span text:style-name="T3">2</text:span> 255.255.255.252</text:p>
      <text:p text:style-name="P19">Router(config-if)#exit</text:p>
      <text:p text:style-name="P11"/>
      <text:p text:style-name="P19">Router(config)#ip route 192.168.1.0 255.255.255.0 192.168.5.1</text:p>
      <text:p text:style-name="P19">Router(config)#ip route 192.168.2.0 255.255.255.0 192.168.5.1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4:34:11.850876064</meta:creation-date>
    <dc:date>2023-11-08T14:50:52.843378662</dc:date>
    <meta:editing-duration>PT16M40S</meta:editing-duration>
    <meta:editing-cycles>5</meta:editing-cycles>
    <meta:generator>LibreOffice/7.5.5.2$Linux_X86_64 LibreOffice_project/50$Build-2</meta:generator>
    <meta:document-statistic meta:table-count="0" meta:image-count="0" meta:object-count="0" meta:page-count="2" meta:paragraph-count="49" meta:word-count="210" meta:character-count="2306" meta:non-whitespace-character-count="2145"/>
  </office:meta>
</office:document-meta>
</file>